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00000003C074862CE4539CFFC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06cm" svg:stroke-color="#ff0000" draw:marker-end="msArrowEnd_20_5" draw:marker-end-width="0.318cm" draw:marker-end-center="false" draw:stroke-linejoin="miter" svg:stroke-linecap="butt" draw:fill="none" draw:textarea-vertical-align="top" draw:auto-grow-height="false" fo:min-height="0.57cm" fo:min-width="0.365cm" fo:padding-top="0.125cm" fo:padding-bottom="0.125cm" fo:padding-left="0.25cm" fo:padding-right="0.25cm" fo:wrap-option="wrap"/>
    </style:style>
    <style:style style:name="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true" draw:fit-to-size="false" style:shrink-to-fit="false" fo:padding-top="0.125cm" fo:padding-bottom="0.125cm" fo:padding-left="0.25cm" fo:padding-right="0.25cm" fo:wrap-option="no-wrap" draw:ole-draw-aspect="1" style:protect="size"/>
    </style:style>
    <style:style style:name="gr4" style:family="graphic" style:parent-style-name="standard">
      <style:graphic-properties draw:stroke="solid" svg:stroke-width="0.106cm" svg:stroke-color="#ed7d31" draw:marker-end="msArrowEnd_20_5" draw:marker-end-width="0.318cm" draw:marker-end-center="false" draw:stroke-linejoin="miter" svg:stroke-linecap="butt" draw:fill="none" draw:textarea-vertical-align="top" draw:auto-grow-height="false" fo:min-height="0.621cm" fo:min-width="0.374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draw:name="Group 27">
          <draw:frame draw:name="Picture 4_0" draw:style-name="gr1" draw:text-style-name="P1" draw:layer="layout" svg:width="18.071cm" svg:height="13.553cm" svg:x="0.254cm" svg:y="0.508cm">
            <draw:image xlink:href="Pictures/1000020100000500000003C074862CE4539CFFC3.png" xlink:type="simple" xlink:show="embed" xlink:actuate="onLoad" loext:mime-type="image/png">
              <text:p/>
            </draw:image>
            <svg:desc>Gaussian Processes</svg:desc>
          </draw:frame>
          <draw:custom-shape draw:name="Straight Arrow Connector 29_0" draw:style-name="gr2" draw:text-style-name="P1" draw:layer="layout" svg:width="0.865cm" svg:height="0.82cm" svg:x="9.439cm" svg:y="6.546cm">
            <text:p/>
            <draw:enhanced-geometry draw:mirror-horizontal="false" draw:mirror-vertical="true" svg:viewBox="0 0 21600 21600" draw:type="mso-spt32" draw:enhanced-path="M 0 0 L 21600 21600 N"/>
          </draw:custom-shape>
          <draw:frame draw:name="Rectangle 30_0" draw:style-name="gr3" draw:text-style-name="P2" draw:layer="layout" svg:width="1.469cm" svg:height="1.025cm" svg:x="9.803cm" svg:y="6.546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name="Rectangle 31_0" draw:style-name="gr3" draw:text-style-name="P2" draw:layer="layout" svg:width="1.469cm" svg:height="1.025cm" svg:x="7.697cm" svg:y="5.52cm">
            <draw:object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custom-shape draw:name="Straight Arrow Connector 32_0" draw:style-name="gr4" draw:text-style-name="P1" draw:layer="layout" svg:width="0.874cm" svg:height="0.871cm" svg:x="8.564cm" svg:y="6.544cm">
            <text:p/>
            <draw:enhanced-geometry draw:mirror-horizontal="true" draw:mirror-vertical="true" svg:viewBox="0 0 21600 21600" draw:type="mso-spt32" draw:enhanced-path="M 0 0 L 21600 21600 N"/>
          </draw:custom-shape>
        </draw:g>
        <draw:frame draw:style-name="gr5" draw:text-style-name="P3" draw:layer="layout" svg:width="0.925cm" svg:height="0.962cm" svg:x="8.981cm" svg:y="13.77cm">
          <draw:text-box>
            <text:p>X</text:p>
          </draw:text-box>
        </draw:frame>
        <draw:frame draw:style-name="gr5" draw:text-style-name="P3" draw:layer="layout" svg:width="0.925cm" svg:height="0.962cm" draw:transform="rotate (1.5707963267949) translate (0.508cm 7.783cm)">
          <draw:text-box>
            <text:p>Y</text:p>
          </draw:text-box>
        </draw:frame>
        <draw:frame draw:style-name="gr5" draw:text-style-name="P3" draw:layer="layout" svg:width="5.591cm" svg:height="1.673cm" svg:x="19.217cm" svg:y="5.842cm">
          <draw:text-box>
            <text:p><text:span text:style-name="T1">W1</text:span> : PCA1 = X+Y</text:p>
            <text:p><text:span text:style-name="T1">W2</text:span> : PCA2 = Y-X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21T13:51:20.310555237</meta:creation-date>
    <dc:date>2021-07-21T14:04:35.498470414</dc:date>
    <meta:editing-duration>PT13M15S</meta:editing-duration>
    <meta:editing-cycles>2</meta:editing-cycles>
    <meta:generator>LibreOffice/6.4.7.2$Linux_X86_64 LibreOffice_project/40$Build-2</meta:generator>
    <meta:document-statistic meta:object-count="32"/>
  </office:meta>
</office:document-meta>
</file>

<file path=Object 1/content.xml><?xml version="1.0" encoding="utf-8"?>
<math xmlns="http://www.w3.org/1998/Math/MathML" display="block">
  <semantics>
    <msub>
      <mi mathvariant="italic">𝒘</mi>
      <mn>𝟏</mn>
    </msub>
    <annotation encoding="StarMath 5.0">{𝒘} rsub {𝟏}</annotation>
  </semantics>
</math>
</file>

<file path=Object 2/content.xml><?xml version="1.0" encoding="utf-8"?>
<math xmlns="http://www.w3.org/1998/Math/MathML" display="block">
  <semantics>
    <msub>
      <mi mathvariant="italic">𝒘</mi>
      <mn>𝟐</mn>
    </msub>
    <annotation encoding="StarMath 5.0">{𝒘} rsub {𝟐}</annotation>
  </semantics>
</math>
</file>